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4.46pt"/>
    </style:style>
    <style:style style:name="co2" style:family="table-column">
      <style:table-column-properties fo:break-before="auto" style:column-width="126.7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C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lassifier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ArticularyWordRecognition</text:p>
          </table:table-cell>
          <table:table-cell office:value-type="float" office:value="0.916666666666667" calcext:value-type="float">
            <text:p>0.916666666666667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AtrialFibrilation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BasicMotions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ArticularyWordRecognition</text:p>
          </table:table-cell>
          <table:table-cell office:value-type="float" office:value="0.972222222222222" calcext:value-type="float">
            <text:p>0.972222222222222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AtrialFibrilation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BasicMotions</text:p>
          </table:table-cell>
          <table:table-cell office:value-type="float" office:value="0.985507246376812" calcext:value-type="float">
            <text:p>0.985507246376812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Epilepsy</text:p>
          </table:table-cell>
          <table:table-cell office:value-type="float" office:value="0.250950570342205" calcext:value-type="float">
            <text:p>0.250950570342205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EthanolConcentration</text:p>
          </table:table-cell>
          <table:table-cell/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ERing</text:p>
          </table:table-cell>
          <table:table-cell office:value-type="float" office:value="0.662962962962963" calcext:value-type="float">
            <text:p>0.662962962962963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FaceDetection</text:p>
          </table:table-cell>
          <table:table-cell office:value-type="float" office:value="0.542565266742338" calcext:value-type="float">
            <text:p>0.542565266742338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FingerMovements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HandMovementDirection</text:p>
          </table:table-cell>
          <table:table-cell office:value-type="float" office:value="0.324324324324324" calcext:value-type="float">
            <text:p>0.324324324324324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Handwriting</text:p>
          </table:table-cell>
          <table:table-cell office:value-type="float" office:value="0.052941176470588" calcext:value-type="float">
            <text:p>0.052941176470588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Heartbeat</text:p>
          </table:table-cell>
          <table:table-cell office:value-type="float" office:value="0.751219512195122" calcext:value-type="float">
            <text:p>0.751219512195122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Libras</text:p>
          </table:table-cell>
          <table:table-cell office:value-type="float" office:value="0.966666666666667" calcext:value-type="float">
            <text:p>0.966666666666667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LSST</text:p>
          </table:table-cell>
          <table:table-cell office:value-type="float" office:value="0.577858880778589" calcext:value-type="float">
            <text:p>0.577858880778589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MotorImagery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NATOPS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PenDigits</text:p>
          </table:table-cell>
          <table:table-cell office:value-type="float" office:value="0.982561463693539" calcext:value-type="float">
            <text:p>0.982561463693539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PEMS-SF</text:p>
          </table:table-cell>
          <table:table-cell office:value-type="float" office:value="0.687861271676301" calcext:value-type="float">
            <text:p>0.687861271676301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Phoneme</text:p>
          </table:table-cell>
          <table:table-cell office:value-type="float" office:value="0.256486728303012" calcext:value-type="float">
            <text:p>0.256486728303012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RacketSports</text:p>
          </table:table-cell>
          <table:table-cell office:value-type="float" office:value="0.835526315789474" calcext:value-type="float">
            <text:p>0.835526315789474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SelfRegulationSCP1</text:p>
          </table:table-cell>
          <table:table-cell office:value-type="float" office:value="0.914675767918089" calcext:value-type="float">
            <text:p>0.914675767918089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SelfRegulationSCP2</text:p>
          </table:table-cell>
          <table:table-cell office:value-type="float" office:value="0.544444444444444" calcext:value-type="float">
            <text:p>0.544444444444444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StandWalkJump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isjoint-CNN1</text:p>
          </table:table-cell>
          <table:table-cell office:value-type="string" calcext:value-type="string">
            <text:p>UWaveGestureLibrary</text:p>
          </table:table-cell>
          <table:table-cell office:value-type="float" office:value="0.871875" calcext:value-type="float">
            <text:p>0.871875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ArticularyWordRecognition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AtrialFibrilation</text:p>
          </table:table-cell>
          <table:table-cell office:value-type="float" office:value="0.533333333333333" calcext:value-type="float">
            <text:p>0.533333333333333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BasicMotions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Cricket</text:p>
          </table:table-cell>
          <table:table-cell office:value-type="float" office:value="0.986111111111111" calcext:value-type="float">
            <text:p>0.986111111111111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DuckDuckGees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EigenWo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Epilepsy</text:p>
          </table:table-cell>
          <table:table-cell office:value-type="float" office:value="0.258555133079848" calcext:value-type="float">
            <text:p>0.258555133079848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EthanolConcentration</text:p>
          </table:table-cell>
          <table:table-cell/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ERing</text:p>
          </table:table-cell>
          <table:table-cell office:value-type="float" office:value="0.225925925925926" calcext:value-type="float">
            <text:p>0.225925925925926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FaceDetection</text:p>
          </table:table-cell>
          <table:table-cell office:value-type="float" office:value="0.534335981838819" calcext:value-type="float">
            <text:p>0.534335981838819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FingerMovements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HandMovementDirection</text:p>
          </table:table-cell>
          <table:table-cell office:value-type="float" office:value="0.256756756756757" calcext:value-type="float">
            <text:p>0.256756756756757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Handwriting</text:p>
          </table:table-cell>
          <table:table-cell office:value-type="float" office:value="0.068235294117647" calcext:value-type="float">
            <text:p>0.068235294117647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Heartbeat</text:p>
          </table:table-cell>
          <table:table-cell office:value-type="float" office:value="0.785365853658537" calcext:value-type="float">
            <text:p>0.785365853658537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Libras</text:p>
          </table:table-cell>
          <table:table-cell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LSST</text:p>
          </table:table-cell>
          <table:table-cell office:value-type="float" office:value="0.566504460665045" calcext:value-type="float">
            <text:p>0.566504460665045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MotorImagery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NATOPS</text:p>
          </table:table-cell>
          <table:table-cell office:value-type="float" office:value="0.977777777777778" calcext:value-type="float">
            <text:p>0.977777777777778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PenDigits</text:p>
          </table:table-cell>
          <table:table-cell office:value-type="float" office:value="0.984276729559748" calcext:value-type="float">
            <text:p>0.984276729559748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PEMS-SF</text:p>
          </table:table-cell>
          <table:table-cell office:value-type="float" office:value="0.69364161849711" calcext:value-type="float">
            <text:p>0.69364161849711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Phoneme</text:p>
          </table:table-cell>
          <table:table-cell office:value-type="float" office:value="0.267819862809424" calcext:value-type="float">
            <text:p>0.267819862809424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RacketSports</text:p>
          </table:table-cell>
          <table:table-cell office:value-type="float" office:value="0.868421052631579" calcext:value-type="float">
            <text:p>0.868421052631579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SelfRegulationSCP1</text:p>
          </table:table-cell>
          <table:table-cell office:value-type="float" office:value="0.744027303754266" calcext:value-type="float">
            <text:p>0.744027303754266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SelfRegulationSCP2</text:p>
          </table:table-cell>
          <table:table-cell office:value-type="float" office:value="0.516666666666667" calcext:value-type="float">
            <text:p>0.516666666666667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StandWalkJump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isjoint-CNN2</text:p>
          </table:table-cell>
          <table:table-cell office:value-type="string" calcext:value-type="string">
            <text:p>UWaveGestureLibrary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ArticularyWordRecognition</text:p>
          </table:table-cell>
          <table:table-cell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AtrialFibrilation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BasicMotions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Cricket</text:p>
          </table:table-cell>
          <table:table-cell office:value-type="float" office:value="0.986111111111111" calcext:value-type="float">
            <text:p>0.986111111111111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DuckDuckGeese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EigenWo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Epilepsy</text:p>
          </table:table-cell>
          <table:table-cell office:value-type="float" office:value="0.258555133079848" calcext:value-type="float">
            <text:p>0.258555133079848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EthanolConcentration</text:p>
          </table:table-cell>
          <table:table-cell office:value-type="float" office:value="0.534351145038168" calcext:value-type="float">
            <text:p>0.534351145038168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ERing</text:p>
          </table:table-cell>
          <table:table-cell office:value-type="float" office:value="0.485185185185185" calcext:value-type="float">
            <text:p>0.485185185185185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FaceDetection</text:p>
          </table:table-cell>
          <table:table-cell office:value-type="float" office:value="0.523552780930761" calcext:value-type="float">
            <text:p>0.523552780930761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FingerMovements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HandMovementDirection</text:p>
          </table:table-cell>
          <table:table-cell office:value-type="float" office:value="0.256756756756757" calcext:value-type="float">
            <text:p>0.256756756756757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Handwriting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Heartbeat</text:p>
          </table:table-cell>
          <table:table-cell office:value-type="float" office:value="0.751219512195122" calcext:value-type="float">
            <text:p>0.751219512195122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Libras</text:p>
          </table:table-cell>
          <table:table-cell office:value-type="float" office:value="0.955555555555556" calcext:value-type="float">
            <text:p>0.955555555555556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LSST</text:p>
          </table:table-cell>
          <table:table-cell office:value-type="float" office:value="0.5551500405515" calcext:value-type="float">
            <text:p>0.5551500405515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MotorImagery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NATOPS</text:p>
          </table:table-cell>
          <table:table-cell office:value-type="float" office:value="0.972222222222222" calcext:value-type="float">
            <text:p>0.972222222222222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PenDigits</text:p>
          </table:table-cell>
          <table:table-cell office:value-type="float" office:value="0.982847341337907" calcext:value-type="float">
            <text:p>0.982847341337907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PEMS-SF</text:p>
          </table:table-cell>
          <table:table-cell office:value-type="float" office:value="0.705202312138728" calcext:value-type="float">
            <text:p>0.705202312138728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Phoneme</text:p>
          </table:table-cell>
          <table:table-cell office:value-type="float" office:value="0.272889949299135" calcext:value-type="float">
            <text:p>0.272889949299135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RacketSports</text:p>
          </table:table-cell>
          <table:table-cell office:value-type="float" office:value="0.888157894736842" calcext:value-type="float">
            <text:p>0.888157894736842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SelfRegulationSCP1</text:p>
          </table:table-cell>
          <table:table-cell office:value-type="float" office:value="0.617747440273037" calcext:value-type="float">
            <text:p>0.617747440273037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SelfRegulationSCP2</text:p>
          </table:table-cell>
          <table:table-cell office:value-type="float" office:value="0.544444444444444" calcext:value-type="float">
            <text:p>0.544444444444444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StandWalkJump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isjoint-CNN3</text:p>
          </table:table-cell>
          <table:table-cell office:value-type="string" calcext:value-type="string">
            <text:p>UWaveGestureLibrary</text:p>
          </table:table-cell>
          <table:table-cell office:value-type="float" office:value="0.921875" calcext:value-type="float">
            <text:p>0.921875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ArticularyWordRecognition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AtrialFibrilation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BasicMotions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Cricket</text:p>
          </table:table-cell>
          <table:table-cell office:value-type="float" office:value="0.986111111111111" calcext:value-type="float">
            <text:p>0.986111111111111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DuckDuckGeese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EigenWo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Epilepsy</text:p>
          </table:table-cell>
          <table:table-cell office:value-type="float" office:value="0.285185185185185" calcext:value-type="float">
            <text:p>0.285185185185185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EthanolConcentration</text:p>
          </table:table-cell>
          <table:table-cell/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ERing</text:p>
          </table:table-cell>
          <table:table-cell office:value-type="float" office:value="0.296577946768061" calcext:value-type="float">
            <text:p>0.296577946768061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FaceDetection</text:p>
          </table:table-cell>
          <table:table-cell office:value-type="float" office:value="0.54143" calcext:value-type="float">
            <text:p>0.54143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FingerMovements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HandMovementDirection</text:p>
          </table:table-cell>
          <table:table-cell office:value-type="float" office:value="0.364864864864865" calcext:value-type="float">
            <text:p>0.364864864864865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Handwriting</text:p>
          </table:table-cell>
          <table:table-cell office:value-type="float" office:value="0.095294117647059" calcext:value-type="float">
            <text:p>0.095294117647059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Heartbeat</text:p>
          </table:table-cell>
          <table:table-cell office:value-type="float" office:value="0.760975609756098" calcext:value-type="float">
            <text:p>0.760975609756098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Libras</text:p>
          </table:table-cell>
          <table:table-cell office:value-type="float" office:value="0.972222222222222" calcext:value-type="float">
            <text:p>0.972222222222222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LSST</text:p>
          </table:table-cell>
          <table:table-cell office:value-type="float" office:value="0.60705596107056" calcext:value-type="float">
            <text:p>0.60705596107056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MotorImagery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NATOPS</text:p>
          </table:table-cell>
          <table:table-cell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PenDigits</text:p>
          </table:table-cell>
          <table:table-cell office:value-type="float" office:value="0.710982658959538" calcext:value-type="float">
            <text:p>0.710982658959538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PEMS-SF</text:p>
          </table:table-cell>
          <table:table-cell office:value-type="float" office:value="0.98084619782733" calcext:value-type="float">
            <text:p>0.98084619782733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Phoneme</text:p>
          </table:table-cell>
          <table:table-cell office:value-type="float" office:value="0.28124067998807" calcext:value-type="float">
            <text:p>0.28124067998807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RacketSports</text:p>
          </table:table-cell>
          <table:table-cell office:value-type="float" office:value="0.861842105263158" calcext:value-type="float">
            <text:p>0.861842105263158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SelfRegulationSCP1</text:p>
          </table:table-cell>
          <table:table-cell office:value-type="float" office:value="0.696245733788396" calcext:value-type="float">
            <text:p>0.696245733788396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SelfRegulationSCP2</text:p>
          </table:table-cell>
          <table:table-cell office:value-type="float" office:value="0.572222222222222" calcext:value-type="float">
            <text:p>0.572222222222222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StandWalkJump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string" calcext:value-type="string">
            <text:p>Disjoint-CNN4</text:p>
          </table:table-cell>
          <table:table-cell office:value-type="string" calcext:value-type="string">
            <text:p>UWaveGestureLibrary</text:p>
          </table:table-cell>
          <table:table-cell office:value-type="float" office:value="0.890625" calcext:value-type="float">
            <text:p>0.890625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ArticularyWordRecognition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AtrialFibrilation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BasicMotions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Cricket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DuckDuckGeese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EigenWorms</text:p>
          </table:table-cell>
          <table:table-cell office:value-type="float" office:value="0.557251908396947" calcext:value-type="float">
            <text:p>0.557251908396947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Epilepsy</text:p>
          </table:table-cell>
          <table:table-cell office:value-type="float" office:value="0.992753623188406" calcext:value-type="float">
            <text:p>0.992753623188406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EthanolConcentration</text:p>
          </table:table-cell>
          <table:table-cell office:value-type="float" office:value="0.288973384030418" calcext:value-type="float">
            <text:p>0.288973384030418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ERing</text:p>
          </table:table-cell>
          <table:table-cell office:value-type="float" office:value="0.744444444444444" calcext:value-type="float">
            <text:p>0.744444444444444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FaceDetection</text:p>
          </table:table-cell>
          <table:table-cell office:value-type="float" office:value="0.552780930760499" calcext:value-type="float">
            <text:p>0.552780930760499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FingerMovements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HandMovementDirection</text:p>
          </table:table-cell>
          <table:table-cell office:value-type="float" office:value="0.283783783783784" calcext:value-type="float">
            <text:p>0.283783783783784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Handwriting</text:p>
          </table:table-cell>
          <table:table-cell office:value-type="float" office:value="0.078823529411765" calcext:value-type="float">
            <text:p>0.078823529411765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Heartbeat</text:p>
          </table:table-cell>
          <table:table-cell office:value-type="float" office:value="0.721951219512195" calcext:value-type="float">
            <text:p>0.721951219512195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Libras</text:p>
          </table:table-cell>
          <table:table-cell office:value-type="float" office:value="0.627777777777778" calcext:value-type="float">
            <text:p>0.627777777777778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LSST</text:p>
          </table:table-cell>
          <table:table-cell office:value-type="float" office:value="0.502838605028386" calcext:value-type="float">
            <text:p>0.502838605028386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MotorImagery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NATOPS</text:p>
          </table:table-cell>
          <table:table-cell office:value-type="float" office:value="0.655555555555556" calcext:value-type="float">
            <text:p>0.655555555555556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PenDigits</text:p>
          </table:table-cell>
          <table:table-cell office:value-type="float" office:value="0.973413379073756" calcext:value-type="float">
            <text:p>0.973413379073756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PEMS-SF</text:p>
          </table:table-cell>
          <table:table-cell office:value-type="float" office:value="0.543352601156069" calcext:value-type="float">
            <text:p>0.543352601156069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Phoneme</text:p>
          </table:table-cell>
          <table:table-cell office:value-type="float" office:value="0.265732180137191" calcext:value-type="float">
            <text:p>0.265732180137191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RacketSports</text:p>
          </table:table-cell>
          <table:table-cell office:value-type="float" office:value="0.631578947368421" calcext:value-type="float">
            <text:p>0.631578947368421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SelfRegulationSCP1</text:p>
          </table:table-cell>
          <table:table-cell office:value-type="float" office:value="0.74061433447099" calcext:value-type="float">
            <text:p>0.74061433447099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SelfRegulationSCP2</text:p>
          </table:table-cell>
          <table:table-cell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StandWalkJump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Temporal_CNN</text:p>
          </table:table-cell>
          <table:table-cell office:value-type="string" calcext:value-type="string">
            <text:p>UWaveGestureLibrary</text:p>
          </table:table-cell>
          <table:table-cell office:value-type="float" office:value="0.528125" calcext:value-type="float">
            <text:p>0.528125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ArticularyWordRecognition</text:p>
          </table:table-cell>
          <table:table-cell office:value-type="float" office:value="0.923333333333333" calcext:value-type="float">
            <text:p>0.923333333333333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AtrialFibrilation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BasicMotions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Cricket</text:p>
          </table:table-cell>
          <table:table-cell office:value-type="float" office:value="0.986111111111111" calcext:value-type="float">
            <text:p>0.986111111111111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DuckDuckGeese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EigenWorms</text:p>
          </table:table-cell>
          <table:table-cell office:value-type="float" office:value="0.221374045801527" calcext:value-type="float">
            <text:p>0.221374045801527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Epilepsy</text:p>
          </table:table-cell>
          <table:table-cell office:value-type="float" office:value="0.956521739130435" calcext:value-type="float">
            <text:p>0.956521739130435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EthanolConcentration</text:p>
          </table:table-cell>
          <table:table-cell office:value-type="float" office:value="0.300380228136882" calcext:value-type="float">
            <text:p>0.300380228136882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ERing</text:p>
          </table:table-cell>
          <table:table-cell office:value-type="float" office:value="0.096296296296296" calcext:value-type="float">
            <text:p>0.096296296296296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FaceDetection</text:p>
          </table:table-cell>
          <table:table-cell office:value-type="float" office:value="0.525539160045403" calcext:value-type="float">
            <text:p>0.525539160045403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FingerMovements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HandMovementDirection</text:p>
          </table:table-cell>
          <table:table-cell office:value-type="float" office:value="0.310810810810811" calcext:value-type="float">
            <text:p>0.310810810810811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Handwriting</text:p>
          </table:table-cell>
          <table:table-cell office:value-type="float" office:value="0.087058823529412" calcext:value-type="float">
            <text:p>0.087058823529412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Heartbeat</text:p>
          </table:table-cell>
          <table:table-cell office:value-type="float" office:value="0.712195121951219" calcext:value-type="float">
            <text:p>0.712195121951219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Libras</text:p>
          </table:table-cell>
          <table:table-cell office:value-type="float" office:value="0.788888888888889" calcext:value-type="float">
            <text:p>0.788888888888889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LSST</text:p>
          </table:table-cell>
          <table:table-cell office:value-type="float" office:value="0.433901054339011" calcext:value-type="float">
            <text:p>0.433901054339011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MotorImagery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NATOPS</text:p>
          </table:table-cell>
          <table:table-cell office:value-type="float" office:value="0.838888888888889" calcext:value-type="float">
            <text:p>0.838888888888889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PenDigits</text:p>
          </table:table-cell>
          <table:table-cell office:value-type="float" office:value="0.849342481417953" calcext:value-type="float">
            <text:p>0.849342481417953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PEMS-SF</text:p>
          </table:table-cell>
          <table:table-cell office:value-type="float" office:value="0.751445086705202" calcext:value-type="float">
            <text:p>0.751445086705202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Phoneme</text:p>
          </table:table-cell>
          <table:table-cell office:value-type="float" office:value="0.120489114226066" calcext:value-type="float">
            <text:p>0.120489114226066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RacketSports</text:p>
          </table:table-cell>
          <table:table-cell office:value-type="float" office:value="0.756578947368421" calcext:value-type="float">
            <text:p>0.756578947368421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SelfRegulationSCP1</text:p>
          </table:table-cell>
          <table:table-cell office:value-type="float" office:value="0.897610921501707" calcext:value-type="float">
            <text:p>0.897610921501707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SelfRegulationSCP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StandWalkJump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Spatial_CNN</text:p>
          </table:table-cell>
          <table:table-cell office:value-type="string" calcext:value-type="string">
            <text:p>UWaveGestureLibrary</text:p>
          </table:table-cell>
          <table:table-cell office:value-type="float" office:value="0.6375" calcext:value-type="float">
            <text:p>0.6375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ArticularyWordRecognition</text:p>
          </table:table-cell>
          <table:table-cell office:value-type="float" office:value="0.953333333333333" calcext:value-type="float">
            <text:p>0.953333333333333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AtrialFibrilation</text:p>
          </table:table-cell>
          <table:table-cell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BasicMotions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Cricket</text:p>
          </table:table-cell>
          <table:table-cell office:value-type="float" office:value="0.972222222222222" calcext:value-type="float">
            <text:p>0.972222222222222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DuckDuckGees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EigenWorms</text:p>
          </table:table-cell>
          <table:table-cell office:value-type="float" office:value="0.221374045801527" calcext:value-type="float">
            <text:p>0.221374045801527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Epilepsy</text:p>
          </table:table-cell>
          <table:table-cell office:value-type="float" office:value="0.985507246376812" calcext:value-type="float">
            <text:p>0.985507246376812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EthanolConcentration</text:p>
          </table:table-cell>
          <table:table-cell office:value-type="float" office:value="0.32319391634981" calcext:value-type="float">
            <text:p>0.32319391634981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ERing</text:p>
          </table:table-cell>
          <table:table-cell office:value-type="float" office:value="0.296296296296296" calcext:value-type="float">
            <text:p>0.296296296296296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FaceDetection</text:p>
          </table:table-cell>
          <table:table-cell office:value-type="float" office:value="0.524971623155505" calcext:value-type="float">
            <text:p>0.524971623155505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FingerMovements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HandMovementDirection</text:p>
          </table:table-cell>
          <table:table-cell office:value-type="float" office:value="0.337837837837838" calcext:value-type="float">
            <text:p>0.337837837837838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Handwriting</text:p>
          </table:table-cell>
          <table:table-cell office:value-type="float" office:value="0.058823529411765" calcext:value-type="float">
            <text:p>0.058823529411765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Heartbeat</text:p>
          </table:table-cell>
          <table:table-cell office:value-type="float" office:value="0.780487804878049" calcext:value-type="float">
            <text:p>0.780487804878049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Libras</text:p>
          </table:table-cell>
          <table:table-cell office:value-type="float" office:value="0.916666666666667" calcext:value-type="float">
            <text:p>0.916666666666667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LSST</text:p>
          </table:table-cell>
          <table:table-cell office:value-type="float" office:value="0.538523925385239" calcext:value-type="float">
            <text:p>0.538523925385239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MotorImagery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NATOPS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PenDigits</text:p>
          </table:table-cell>
          <table:table-cell office:value-type="float" office:value="0.985991995425958" calcext:value-type="float">
            <text:p>0.985991995425958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PEMS-SF</text:p>
          </table:table-cell>
          <table:table-cell office:value-type="float" office:value="0.791907514450867" calcext:value-type="float">
            <text:p>0.791907514450867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Phoneme</text:p>
          </table:table-cell>
          <table:table-cell office:value-type="float" office:value="0.264240978228452" calcext:value-type="float">
            <text:p>0.264240978228452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RacketSports</text:p>
          </table:table-cell>
          <table:table-cell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SelfRegulationSCP1</text:p>
          </table:table-cell>
          <table:table-cell office:value-type="float" office:value="0.822525597269625" calcext:value-type="float">
            <text:p>0.822525597269625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SelfRegulationSCP2</text:p>
          </table:table-cell>
          <table:table-cell office:value-type="float" office:value="0.588888888888889" calcext:value-type="float">
            <text:p>0.588888888888889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StandWalkJump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string" calcext:value-type="string">
            <text:p>SpatialTemporal-CNN</text:p>
          </table:table-cell>
          <table:table-cell office:value-type="string" calcext:value-type="string">
            <text:p>UWaveGestureLibrary</text:p>
          </table:table-cell>
          <table:table-cell office:value-type="float" office:value="0.80625" calcext:value-type="float">
            <text:p>0.80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31T16:17:14.879975822</dc:date>
    <meta:editing-duration>PT29S</meta:editing-duration>
    <meta:editing-cycles>1</meta:editing-cycles>
    <meta:document-statistic meta:table-count="1" meta:cell-count="546" meta:object-count="0"/>
    <meta:generator>LibreOffice/6.0.7.3$Linux_X86_64 LibreOffice_project/00m0$Build-3</meta:generator>
  </office:meta>
</office:document-meta>
</file>